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ddi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52.66" calcext:value-type="float">
            <text:p>52.6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69.64" calcext:value-type="float">
            <text:p>69.6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0.92" calcext:value-type="float">
            <text:p>70.9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411.05" calcext:value-type="float">
            <text:p>411.0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905.68" calcext:value-type="float">
            <text:p>905.6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74.8" calcext:value-type="float">
            <text:p>374.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407.88" calcext:value-type="float">
            <text:p>407.8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697.12" calcext:value-type="float">
            <text:p>697.1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876.74" calcext:value-type="float">
            <text:p>876.7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890.76" calcext:value-type="float">
            <text:p>890.7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63.71" calcext:value-type="float">
            <text:p>63.7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415.02" calcext:value-type="float">
            <text:p>415.0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777.23" calcext:value-type="float">
            <text:p>777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29.92" calcext:value-type="float">
            <text:p>29.9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72.14" calcext:value-type="float">
            <text:p>72.1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385.3" calcext:value-type="float">
            <text:p>385.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398.41" calcext:value-type="float">
            <text:p>398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Subtraction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68.47" calcext:value-type="float">
            <text:p>68.4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2.89" calcext:value-type="float">
            <text:p>72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1919.48" calcext:value-type="float">
            <text:p>1919.4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84.34" calcext:value-type="float">
            <text:p>384.3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436.39" calcext:value-type="float">
            <text:p>436.3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754.21" calcext:value-type="float">
            <text:p>754.2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800.27" calcext:value-type="float">
            <text:p>800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968.94" calcext:value-type="float">
            <text:p>968.9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906.43" calcext:value-type="float">
            <text:p>906.4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1603.23" calcext:value-type="float">
            <text:p>1603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0.47" calcext:value-type="float">
            <text:p>30.4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70.43" calcext:value-type="float">
            <text:p>70.4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387.13" calcext:value-type="float">
            <text:p>387.1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406.1" calcext:value-type="float">
            <text:p>406.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391.03" calcext:value-type="float">
            <text:p>391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71.32" calcext:value-type="float">
            <text:p>771.3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66.91" calcext:value-type="float">
            <text:p>1066.9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1177.68" calcext:value-type="float">
            <text:p>1177.6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26.41" calcext:value-type="float">
            <text:p>1526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Multiplication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60.42" calcext:value-type="float">
            <text:p>60.4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0.81" calcext:value-type="float">
            <text:p>70.8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614.83" calcext:value-type="float">
            <text:p>614.8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961.51" calcext:value-type="float">
            <text:p>961.5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87.19" calcext:value-type="float">
            <text:p>387.1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859.94" calcext:value-type="float">
            <text:p>859.9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1162.31" calcext:value-type="float">
            <text:p>1162.3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1685.27" calcext:value-type="float">
            <text:p>1685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3395.23" calcext:value-type="float">
            <text:p>3395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0.87" calcext:value-type="float">
            <text:p>30.8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49.41" calcext:value-type="float">
            <text:p>49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71.56" calcext:value-type="float">
            <text:p>71.5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554.27" calcext:value-type="float">
            <text:p>554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850.5" calcext:value-type="float">
            <text:p>850.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110.6" calcext:value-type="float">
            <text:p>110.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702.05" calcext:value-type="float">
            <text:p>702.0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395.37" calcext:value-type="float">
            <text:p>395.3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497.64" calcext:value-type="float">
            <text:p>497.6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717.61" calcext:value-type="float">
            <text:p>717.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911.53" calcext:value-type="float">
            <text:p>911.5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1085.33" calcext:value-type="float">
            <text:p>1085.3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Division" table:style-name="ta1"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2.27" calcext:value-type="float">
            <text:p>72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539.16" calcext:value-type="float">
            <text:p>539.1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810.24" calcext:value-type="float">
            <text:p>810.2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1307.35" calcext:value-type="float">
            <text:p>1307.3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6006.15" calcext:value-type="float">
            <text:p>6006.1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747.71" calcext:value-type="float">
            <text:p>747.7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2309.95" calcext:value-type="float">
            <text:p>2309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6659.16" calcext:value-type="float">
            <text:p>6659.1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7905.57" calcext:value-type="float">
            <text:p>7905.5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9943.07" calcext:value-type="float">
            <text:p>9943.0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2.66" calcext:value-type="float">
            <text:p>32.6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315.03" calcext:value-type="float">
            <text:p>315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476.95" calcext:value-type="float">
            <text:p>476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804.97" calcext:value-type="float">
            <text:p>804.9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5418.75" calcext:value-type="float">
            <text:p>5418.7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4.89" calcext:value-type="float">
            <text:p>34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186.95" calcext:value-type="float">
            <text:p>186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1422.96" calcext:value-type="float">
            <text:p>1422.9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1484.14" calcext:value-type="float">
            <text:p>1484.1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400.41" calcext:value-type="float">
            <text:p>400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470.11" calcext:value-type="float">
            <text:p>470.1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681.49" calcext:value-type="float">
            <text:p>681.4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895.24" calcext:value-type="float">
            <text:p>895.2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6404.03" calcext:value-type="float">
            <text:p>6404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2:33:21.75471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06:24.865341865</meta:creation-date>
    <meta:generator>LibreOffice/6.0.7.3$Linux_X86_64 LibreOffice_project/00m0$Build-3</meta:generator>
    <dc:date>2019-12-10T12:45:16.225403157</dc:date>
    <meta:editing-duration>PT11M52S</meta:editing-duration>
    <meta:editing-cycles>4</meta:editing-cycles>
    <meta:document-statistic meta:table-count="4" meta:cell-count="444" meta:object-count="0"/>
  </office:meta>
</office:document-meta>
</file>